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275c31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0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4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5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6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7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8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9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0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1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2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3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4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5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46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47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48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49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0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1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2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3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4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5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56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3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4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5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66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68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69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70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1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2" style:family="paragraph" style:parent-style-name="Standard">
      <style:text-properties officeooo:rsid="000989c2" officeooo:paragraph-rsid="000989c2"/>
    </style:style>
    <style:style style:name="P73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74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75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6dd362" style:font-weight-asian="normal" style:font-weight-complex="normal"/>
    </style:style>
    <style:style style:name="T26" style:family="text">
      <style:text-properties fo:font-weight="normal" officeooo:rsid="007ca6d0" style:font-weight-asian="normal" style:font-weight-complex="normal"/>
    </style:style>
    <style:style style:name="T27" style:family="text">
      <style:text-properties fo:font-weight="normal" officeooo:rsid="007e2266" style:font-weight-asian="normal" style:font-weight-complex="normal"/>
    </style:style>
    <style:style style:name="T28" style:family="text">
      <style:text-properties fo:font-weight="normal" officeooo:rsid="007e70c5" style:font-weight-asian="normal" style:font-weight-complex="normal"/>
    </style:style>
    <style:style style:name="T29" style:family="text">
      <style:text-properties fo:font-weight="normal" officeooo:rsid="0081d860" style:font-weight-asian="normal" style:font-weight-complex="normal"/>
    </style:style>
    <style:style style:name="T30" style:family="text">
      <style:text-properties officeooo:rsid="000a5bca"/>
    </style:style>
    <style:style style:name="T31" style:family="text">
      <style:text-properties officeooo:rsid="000c49fe"/>
    </style:style>
    <style:style style:name="T32" style:family="text">
      <style:text-properties officeooo:rsid="000e1e6f"/>
    </style:style>
    <style:style style:name="T33" style:family="text">
      <style:text-properties officeooo:rsid="0017dbf1"/>
    </style:style>
    <style:style style:name="T34" style:family="text">
      <style:text-properties officeooo:rsid="001a40d6"/>
    </style:style>
    <style:style style:name="T35" style:family="text">
      <style:text-properties officeooo:rsid="001fdd7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204bde"/>
    </style:style>
    <style:style style:name="T38" style:family="text">
      <style:text-properties officeooo:rsid="001ec69d"/>
    </style:style>
    <style:style style:name="T39" style:family="text">
      <style:text-properties officeooo:rsid="000f7824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18fc56"/>
    </style:style>
    <style:style style:name="T42" style:family="text">
      <style:text-properties officeooo:rsid="0030c882"/>
    </style:style>
    <style:style style:name="T43" style:family="text">
      <style:text-properties officeooo:rsid="00383690"/>
    </style:style>
    <style:style style:name="T44" style:family="text">
      <style:text-properties officeooo:rsid="00458426"/>
    </style:style>
    <style:style style:name="T45" style:family="text">
      <style:text-properties officeooo:rsid="00464044"/>
    </style:style>
    <style:style style:name="T46" style:family="text">
      <style:text-properties officeooo:rsid="00521e03"/>
    </style:style>
    <style:style style:name="T47" style:family="text">
      <style:text-properties officeooo:rsid="007ec136"/>
    </style:style>
    <style:style style:name="T48" style:family="text">
      <style:text-properties officeooo:rsid="007fdbd8"/>
    </style:style>
    <style:style style:name="T49" style:family="text">
      <style:text-properties officeooo:rsid="0081d8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Catalogue</text:p>
      <text:p text:style-name="P73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2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3"><text:tab/>1_ones_processor</text:p>
      <text:p text:style-name="P33"><text:tab/>2_Shift_bits</text:p>
      <text:p text:style-name="P33"><text:tab/>3_Char_to_binary</text:p>
      <text:p text:style-name="P33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0"><text:tab/><text:tab/>Print askii symbols</text:p>
      <text:p text:style-name="P40"><text:tab/><text:tab/>Print text file</text:p>
      <text:p text:style-name="P40"><text:tab/><text:tab/>Print hex file with strings</text:p>
      <text:p text:style-name="P40"><text:tab/><text:tab/>Defining text messages and reading program memory</text:p>
      <text:p text:style-name="P40"><text:tab/><text:tab/>Print the askii table</text:p>
      <text:p text:style-name="P40"><text:tab/><text:tab/>Lower to upper case conversion</text:p>
      <text:p text:style-name="P40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30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1"><text:tab/><text:tab/>Print out columns of numbers <text:s/>(2 examples)</text:p>
      <text:p text:style-name="P41"><text:tab/><text:tab/>Generate an array of random numbers and print them out in numerical order</text:p>
      <text:p text:style-name="P5"><text:span text:style-name="T5"><text:tab/></text:span><text:span text:style-name="T31">3_String_to_Bin</text:span></text:p>
      <text:p text:style-name="P5"><text:tab/><text:tab/><text:span text:style-name="T5">Enter numbers at keyboard</text:span></text:p>
      <text:p text:style-name="P41"><text:tab/><text:tab/>Enter the numbers 2, 4, 8, 16, 32, 64………………</text:p>
      <text:p text:style-name="P41"><text:tab/><text:tab/>Enter numbers at the keyboard and re-order them (smallest to largest)</text:p>
      <text:p text:style-name="P6"><text:span text:style-name="T5"><text:tab/></text:span><text:span text:style-name="T8">4</text:span><text:span text:style-name="T31">_Char_numbers</text:span></text:p>
      <text:p text:style-name="P22"><text:tab/>5_Hex_numbers</text:p>
      <text:p text:style-name="P7"><text:span text:style-name="T8"><text:tab/></text:span><text:span text:style-name="T33">6_Simple Division</text:span></text:p>
      <text:p text:style-name="P5"/>
      <text:p text:style-name="P5">4_Display_Driver_Basic</text:p>
      <text:p text:style-name="P34"><text:tab/>1_Segment_driver</text:p>
      <text:p text:style-name="P34"><text:span text:style-name="T32"><text:tab/>2</text:span>_Segment_driver</text:p>
      <text:p text:style-name="P34"><text:tab/>3_Numerical_entry</text:p>
      <text:p text:style-name="P34"><text:soft-page-break/><text:tab/>4_Num_from_KBD</text:p>
      <text:p text:style-name="P34"><text:tab/>5_Moving_display</text:p>
      <text:p text:style-name="P34"><text:tab/>6_Random_num_display</text:p>
      <text:p text:style-name="P36"><text:tab/></text:p>
      <text:p text:style-name="P12">5_Interrupts</text:p>
      <text:p text:style-name="P36"><text:tab/>1_Interrupt_basic<text:tab/><text:tab/><text:span text:style-name="T32">(4 simple examples)</text:span></text:p>
      <text:p text:style-name="P36"><text:tab/>2_Pin_Change_Interrupt<text:tab/><text:span text:style-name="T32">(Reaction time tester)</text:span></text:p>
      <text:p text:style-name="P36"><text:tab/>3_reaction_time_tester</text:p>
      <text:p text:style-name="P36"><text:tab/>4_File_download_with_interrupt</text:p>
      <text:p text:style-name="P36"><text:tab/><text:span text:style-name="T32">5</text:span>_File_download_with_interrupt</text:p>
      <text:p text:style-name="P36"><text:tab/>6_Roots_with_interrupt</text:p>
      <text:p text:style-name="P36"/>
      <text:p text:style-name="P20">6_Timers</text:p>
      <text:p text:style-name="P20"><text:tab/>6<text:span text:style-name="T3">A_String_only_clock</text:span></text:p>
      <text:p text:style-name="P37"><text:tab/>6B_calculator_based_clock</text:p>
      <text:p text:style-name="P37"><text:tab/>6C_mini_OS_clock</text:p>
      <text:p text:style-name="P37"><text:tab/>6D_mini_OS_clock_with_adjustment</text:p>
      <text:p text:style-name="P37"><text:tab/>6E_Stand_a_lone_clock</text:p>
      <text:p text:style-name="P37"><text:tab/>6F_Stop_watch</text:p>
      <text:p text:style-name="P42"/>
      <text:p text:style-name="P20"><text:span text:style-name="T39">7</text:span>_Some_arithmetic</text:p>
      <text:p text:style-name="P37"><text:tab/><text:span text:style-name="T40">A_Integer_numbers</text:span></text:p>
      <text:p text:style-name="P37"><text:tab/>B_Prime_numbers</text:p>
      <text:p text:style-name="P37"><text:tab/>C_Prime_factors</text:p>
      <text:p text:style-name="P37"><text:tab/>D_Prime_Num_array</text:p>
      <text:p text:style-name="P37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5"/>
      <text:p text:style-name="P35"/>
      <text:p text:style-name="P35"/>
      <text:p text:style-name="P73"/>
      <text:p text:style-name="P74">Final Tests</text:p>
      <text:p text:style-name="P43"/>
      <text:p text:style-name="P8">0_project_zero<text:span text:style-name="T3"><text:tab/></text:span><text:span text:style-name="T9">Comments OK</text:span></text:p>
      <text:p text:style-name="P47"><text:tab/><text:tab/><text:tab/>Hex files<text:tab/><text:span text:style-name="T34">All OK</text:span></text:p>
      <text:p text:style-name="P48"><text:tab/><text:tab/><text:tab/><text:span text:style-name="T43">PDF files<text:tab/>0_project_zero_A <text:s text:c="4"/>Time date stamp has changed</text:span></text:p>
      <text:p text:style-name="P68"><text:tab/><text:tab/><text:tab/><text:tab/><text:tab/>0_project_zero_B <text:s text:c="4"/></text:p>
      <text:p text:style-name="P48"><text:tab/><text:tab/><text:tab/><text:tab/><text:tab/><text:span text:style-name="T43">0_project_zero_C <text:s text:c="4"/></text:span></text:p>
      <text:p text:style-name="P49"><text:tab/><text:tab/><text:tab/><text:tab/><text:tab/><text:span text:style-name="T43">0_project_zero_D</text:span></text:p>
      <text:p text:style-name="P69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6">Image files<text:tab/></text:span><text:span text:style-name="T27">A, B, C, </text:span><text:span text:style-name="T28">D, E, F<text:tab/>OK </text:span></text:p>
      <text:p text:style-name="P70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0"><text:tab/><text:tab/><text:tab/>Hex Files<text:tab/><text:span text:style-name="T35">All OK</text:span></text:p>
      <text:p text:style-name="P50"><text:tab/><text:tab/><text:tab/><text:span text:style-name="T44">PDF files<text:tab/>All OK Printed on A3</text:span></text:p>
      <text:p text:style-name="P50"><text:tab/><text:tab/><text:tab/><text:span text:style-name="T47">No image files: Supply PDF and hex files.</text:span></text:p>
      <text:p text:style-name="P50"/>
      <text:p text:style-name="P29">3_Receiver_Transmitter_Basic<text:tab/><text:tab/><text:span text:style-name="T48">ALL image files OK</text:span></text:p>
      <text:p text:style-name="P29"><text:tab/>1_askii_code</text:p>
      <text:p text:style-name="P29"><text:tab/><text:tab/><text:span text:style-name="T14">Comments OK</text:span></text:p>
      <text:p text:style-name="P54"><text:tab/><text:tab/><text:span text:style-name="T38">Hex Files<text:tab/>All OK</text:span></text:p>
      <text:p text:style-name="P54"><text:tab/><text:tab/><text:span text:style-name="T45">PDF files<text:tab/>All OK</text:span></text:p>
      <text:p text:style-name="P29"/>
      <text:p text:style-name="P29"><text:tab/>2_Bin_to_String</text:p>
      <text:p text:style-name="P29"><text:tab/><text:tab/><text:span text:style-name="T14">Comments OK</text:span></text:p>
      <text:p text:style-name="P55"><text:tab/><text:tab/><text:span text:style-name="T38">Hex Files<text:tab/>All OK</text:span></text:p>
      <text:p text:style-name="P56"><text:tab/><text:tab/><text:span text:style-name="T45">PDF files<text:tab/>All OK</text:span></text:p>
      <text:p text:style-name="P53"/>
      <text:p text:style-name="P29"><text:tab/>3_String_to_Bin</text:p>
      <text:p text:style-name="P29"><text:tab/><text:tab/><text:span text:style-name="T14">Comments OK</text:span></text:p>
      <text:p text:style-name="P57"><text:tab/><text:tab/><text:span text:style-name="T38">Hex Files<text:tab/>All OK</text:span></text:p>
      <text:p text:style-name="P58"><text:tab/><text:tab/><text:span text:style-name="T45">PDF files<text:tab/>All OK</text:span></text:p>
      <text:p text:style-name="P29"/>
      <text:p text:style-name="P29"><text:tab/>4_Char_numbers</text:p>
      <text:p text:style-name="P29"><text:tab/><text:tab/><text:span text:style-name="T14">Comments OK</text:span></text:p>
      <text:p text:style-name="P59"><text:tab/><text:span text:style-name="T38">Hex File<text:tab/>OK</text:span></text:p>
      <text:p text:style-name="P71"><text:tab/>PDF file<text:tab/>OK</text:p>
      <text:p text:style-name="P29"/>
      <text:p text:style-name="P29"><text:tab/>5_Hex_numbers</text:p>
      <text:p text:style-name="P29"><text:tab/><text:tab/><text:span text:style-name="T14">Comments OK</text:span></text:p>
      <text:p text:style-name="P62"><text:tab/><text:span text:style-name="T38">Hex File<text:tab/>OK</text:span></text:p>
      <text:p text:style-name="P62"><text:tab/><text:span text:style-name="T46">PDF file<text:tab/>OK</text:span></text:p>
      <text:p text:style-name="P29"/>
      <text:p text:style-name="P29"><text:soft-page-break/><text:tab/>6_Simple_division</text:p>
      <text:p text:style-name="P29"><text:tab/><text:tab/><text:span text:style-name="T14">Comments OK</text:span></text:p>
      <text:p text:style-name="P61"><text:tab/><text:span text:style-name="T38">Hex File<text:tab/>OK</text:span></text:p>
      <text:p text:style-name="P61"><text:tab/><text:span text:style-name="T46">PDF file<text:tab/>OK</text:span></text:p>
      <text:p text:style-name="P29"/>
      <text:p text:style-name="P29"><text:tab/>7_Screen_saver</text:p>
      <text:p text:style-name="P29"><text:tab/><text:tab/><text:span text:style-name="T14">Comments OK</text:span></text:p>
      <text:p text:style-name="P60"><text:tab/><text:span text:style-name="T38">Hex File<text:tab/>OK</text:span></text:p>
      <text:p text:style-name="P60"><text:tab/><text:span text:style-name="T46">PDF file<text:tab/>OK</text:span></text:p>
      <text:p text:style-name="P43"/>
      <text:p text:style-name="P43"><text:tab/><text:span text:style-name="T36">8_Integer_numbers</text:span></text:p>
      <text:p text:style-name="P43"><text:span text:style-name="T36"><text:tab/><text:tab/></text:span><text:span text:style-name="T37">Comments OK</text:span></text:p>
      <text:p text:style-name="P59"><text:tab/><text:span text:style-name="T38">Hex File<text:tab/>OK</text:span></text:p>
      <text:p text:style-name="P59"><text:tab/><text:span text:style-name="T46">PDF file<text:tab/>OK</text:span></text:p>
      <text:p text:style-name="P59"/>
      <text:p text:style-name="P59"/>
      <text:p text:style-name="P9">4_Display_Driver_Basic<text:span text:style-name="T3"><text:tab/></text:span><text:span text:style-name="T15">Use A3 C files only<text:tab/><text:tab/></text:span><text:span text:style-name="T49">Image files ALL OK</text:span></text:p>
      <text:p text:style-name="P9"/>
      <text:p text:style-name="P9"><text:tab/>1_Segment_driver</text:p>
      <text:p text:style-name="P44"><text:span text:style-name="T36"><text:tab/><text:tab/></text:span><text:span text:style-name="T37">Comments OK</text:span></text:p>
      <text:p text:style-name="P45"><text:tab/><text:tab/><text:span text:style-name="T38">Hex File<text:tab/>OK</text:span></text:p>
      <text:p text:style-name="P46"><text:tab/><text:tab/><text:span text:style-name="T46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41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41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41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41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1"/>
      <text:p text:style-name="P11">5_Interrupts<text:tab/><text:tab/><text:tab/><text:tab/><text:tab/><text:tab/><text:span text:style-name="T49">Image files all OK</text:span></text:p>
      <text:p text:style-name="P11"><text:tab/></text:p>
      <text:p text:style-name="P11"><text:tab/>1_Interrupt_basic</text:p>
      <text:p text:style-name="P13"><text:tab/><text:span text:style-name="T41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2"/>
      <text:p text:style-name="P11"><text:tab/>2_Pin_Change_Interrupt</text:p>
      <text:p text:style-name="P13"><text:tab/><text:span text:style-name="T41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41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41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41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41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/text:p>
      <text:p text:style-name="P38"/>
      <text:p text:style-name="P63"><text:tab/>A_Prime_numbers</text:p>
      <text:p text:style-name="P63"><text:tab/><text:tab/><text:span text:style-name="T42">Comments</text:span></text:p>
      <text:p text:style-name="P64"><text:tab/><text:tab/><text:span text:style-name="T38">Hex File<text:tab/>OK</text:span></text:p>
      <text:p text:style-name="P65"><text:tab/><text:tab/><text:span text:style-name="T46">PDF file<text:tab/>OK</text:span></text:p>
      <text:p text:style-name="P63"/>
      <text:p text:style-name="P63"><text:tab/>B_Prime_factors</text:p>
      <text:p text:style-name="P64"><text:tab/><text:tab/><text:span text:style-name="T42">Comments</text:span></text:p>
      <text:p text:style-name="P64"><text:tab/><text:tab/><text:span text:style-name="T38">Hex File<text:tab/>OK</text:span></text:p>
      <text:p text:style-name="P65"><text:tab/><text:tab/><text:span text:style-name="T46">PDF file<text:tab/>OK</text:span></text:p>
      <text:p text:style-name="P63"/>
      <text:p text:style-name="P63"><text:tab/>C_Prime_Num_array</text:p>
      <text:p text:style-name="P64"><text:tab/><text:tab/><text:span text:style-name="T42">Comments</text:span></text:p>
      <text:p text:style-name="P64"><text:tab/><text:tab/><text:span text:style-name="T38">Hex File<text:tab/>OK</text:span></text:p>
      <text:p text:style-name="P65"><text:tab/><text:tab/><text:span text:style-name="T46">PDF file<text:tab/>OK</text:span></text:p>
      <text:p text:style-name="P63"/>
      <text:p text:style-name="P63"><text:tab/>D_Prime_Factors_fast</text:p>
      <text:p text:style-name="P64"><text:tab/><text:tab/><text:span text:style-name="T42">Comments</text:span></text:p>
      <text:p text:style-name="P64"><text:tab/><text:tab/><text:span text:style-name="T38">Hex File<text:tab/>OK</text:span></text:p>
      <text:p text:style-name="P65"><text:tab/><text:tab/><text:span text:style-name="T46">PDF file<text:tab/>OK</text:span></text:p>
      <text:p text:style-name="P63"/>
      <text:p text:style-name="P63"><text:tab/>E_Prime_numbers_extra</text:p>
      <text:p text:style-name="P64"><text:soft-page-break/><text:tab/><text:tab/><text:span text:style-name="T42">Comments</text:span></text:p>
      <text:p text:style-name="P64"><text:tab/><text:tab/><text:span text:style-name="T38">Hex File<text:tab/>OK</text:span></text:p>
      <text:p text:style-name="P65"><text:tab/><text:tab/><text:span text:style-name="T46">PDF file<text:tab/>OK</text:span></text:p>
      <text:p text:style-name="P63"/>
      <text:p text:style-name="P39"/>
      <text:p text:style-name="P30">7_Timers<text:tab/><text:tab/><text:span text:style-name="T25">PDF files contain complete code!</text:span></text:p>
      <text:p text:style-name="P34"/>
      <text:p text:style-name="P34"/>
      <text:p text:style-name="P76">7A_String_only_clock</text:p>
      <text:p text:style-name="P78"><text:tab/>Comments<text:tab/>OK</text:p>
      <text:p text:style-name="P79"><text:tab/><text:span text:style-name="T38">Hex File<text:tab/>OK</text:span></text:p>
      <text:p text:style-name="P80"><text:tab/><text:span text:style-name="T46">PDF file<text:tab/>OK</text:span></text:p>
      <text:p text:style-name="P76"/>
      <text:p text:style-name="P76">7B_calculator_based_clock</text:p>
      <text:p text:style-name="P78"><text:tab/>Comments<text:tab/>OK</text:p>
      <text:p text:style-name="P79"><text:tab/><text:span text:style-name="T38">Hex File<text:tab/>OK</text:span></text:p>
      <text:p text:style-name="P80"><text:tab/><text:span text:style-name="T46">PDF file<text:tab/>OK</text:span></text:p>
      <text:p text:style-name="P76"/>
      <text:p text:style-name="P76">7C_mini_OS_clock</text:p>
      <text:p text:style-name="P78"><text:tab/>Comments<text:tab/>OK</text:p>
      <text:p text:style-name="P79"><text:tab/><text:span text:style-name="T38">Hex File<text:tab/>OK</text:span></text:p>
      <text:p text:style-name="P80"><text:tab/><text:span text:style-name="T46">PDF file<text:tab/>OK<text:tab/><text:tab/>No typing needed</text:span></text:p>
      <text:p text:style-name="P76"/>
      <text:p text:style-name="P76">7D_mini_OS_clock_with_adjustment</text:p>
      <text:p text:style-name="P78"><text:tab/>Comments<text:tab/>OK</text:p>
      <text:p text:style-name="P79"><text:tab/><text:span text:style-name="T38">Hex File<text:tab/>OK</text:span></text:p>
      <text:p text:style-name="P80"><text:tab/><text:span text:style-name="T46">PDF file<text:tab/>OK<text:tab/><text:tab/>Only type in timer_utoa()</text:span></text:p>
      <text:p text:style-name="P76"/>
      <text:p text:style-name="P76">7E_Stand_a_lone_clock</text:p>
      <text:p text:style-name="P78"><text:tab/>Comments<text:tab/>OK</text:p>
      <text:p text:style-name="P79"><text:tab/><text:span text:style-name="T38">Hex File<text:tab/>OK</text:span></text:p>
      <text:p text:style-name="P80"><text:tab/><text:span text:style-name="T46">PDF file<text:tab/>OK</text:span></text:p>
      <text:p text:style-name="P80"/>
      <text:p text:style-name="P76">7F_Stop_watch</text:p>
      <text:p text:style-name="P78"><text:tab/>Comments<text:tab/>OK</text:p>
      <text:p text:style-name="P79"><text:tab/><text:span text:style-name="T38">Hex File<text:tab/>OK</text:span></text:p>
      <text:p text:style-name="P80"><text:tab/><text:span text:style-name="T46">PDF file<text:tab/>OK<text:tab/><text:tab/>No typing needed</text:span></text:p>
      <text:p text:style-name="P77"/>
      <text:p text:style-name="P32"/>
      <text:p text:style-name="P32"/>
      <text:p text:style-name="P32"/>
      <text:p text:style-name="P32">8_Input_from_switches</text:p>
      <text:p text:style-name="P31"/>
      <text:p text:style-name="P31"><text:tab/>1_String_from_IO</text:p>
      <text:p text:style-name="P32"><text:tab/><text:tab/><text:span text:style-name="T17">Comments</text:span></text:p>
      <text:p text:style-name="P66"><text:tab/><text:tab/><text:span text:style-name="T38">Hex File<text:tab/><text:tab/>OK</text:span></text:p>
      <text:p text:style-name="P67"><text:tab/><text:tab/> <text:span text:style-name="T46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66"><text:tab/><text:tab/><text:span text:style-name="T38">Hex File<text:tab/><text:tab/>OK</text:span></text:p>
      <text:p text:style-name="P67"><text:tab/><text:tab/> <text:span text:style-name="T46">PDF file<text:tab/>OK</text:span></text:p>
      <text:p text:style-name="P32"><text:soft-page-break/></text:p>
      <text:p text:style-name="P31"><text:tab/>3_Square_roots</text:p>
      <text:p text:style-name="P32"><text:tab/><text:tab/><text:span text:style-name="T17">Comments</text:span></text:p>
      <text:p text:style-name="P66"><text:tab/><text:tab/><text:span text:style-name="T38">Hex File<text:tab/><text:tab/>OK</text:span></text:p>
      <text:p text:style-name="P67"><text:tab/><text:tab/> <text:span text:style-name="T46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66"><text:tab/><text:tab/><text:span text:style-name="T38">Hex File<text:tab/><text:tab/>OK</text:span></text:p>
      <text:p text:style-name="P67"><text:tab/><text:tab/> <text:span text:style-name="T46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66"><text:tab/><text:tab/><text:span text:style-name="T38">Hex File<text:tab/><text:tab/>OK</text:span></text:p>
      <text:p text:style-name="P67"><text:tab/><text:tab/> <text:span text:style-name="T46">PDF file<text:tab/>OK</text:span></text:p>
      <text:p text:style-name="P32"/>
      <text:p text:style-name="P31"/>
      <text:p text:style-name="P31"/>
      <text:p text:style-name="P31"/>
      <text:p text:style-name="P31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11T18:26:00.144000000</dc:date>
    <meta:editing-duration>PT20H14M58S</meta:editing-duration>
    <meta:editing-cycles>82</meta:editing-cycles>
    <meta:document-statistic meta:table-count="0" meta:image-count="0" meta:object-count="0" meta:page-count="8" meta:paragraph-count="248" meta:word-count="689" meta:character-count="5012" meta:non-whitespace-character-count="4160"/>
  </office:meta>
</office:document-meta>
</file>